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ntroduction</text:span><text:span text:style-name="T1_2"><text:s/></text:span><text:span text:style-name="T1_3">to</text:span><text:span text:style-name="T1_4"><text:s/></text:span><text:span text:style-name="T1_5">Programming</text:span><text:span text:style-name="T1_6"><text:s/></text:span><text:span text:style-name="T1_7">with</text:span><text:span text:style-name="T1_8"><text:s/></text:span><text:span text:style-name="T1_9">C</text:span><text:span text:style-name="T1_10">++<text:s/></text:span><text:span text:style-name="T1_11">Third</text:span><text:span text:style-name="T1_12"><text:s/></text:span><text:span text:style-name="T1_13">Edition</text:span><text:span text:style-name="T1_14"><text:s/></text:span><text:span text:style-name="T1_15">by</text:span><text:span text:style-name="T1_16"><text:s/></text:span><text:span text:style-name="T1_17">Y</text:span><text:span text:style-name="T1_18">.<text:s/></text:span><text:span text:style-name="T1_19">Daniel</text:span><text:span text:style-name="T1_20"><text:s/></text:span><text:span text:style-name="T1_21">Liang</text:span></text:p>
      <text:p text:style-name="P2"><text:span text:style-name="T2_1"><text:a xlink:type="simple" xlink:href="http://www.cprogramming.com/tutorial/lesson10.html"><text:span text:style-name="T2_2">http</text:span></text:a></text:span><text:span text:style-name="T2_3"><text:a xlink:type="simple" xlink:href="http://www.cprogramming.com/tutorial/lesson10.html"><text:span text:style-name="T2_4">://</text:span></text:a></text:span><text:span text:style-name="T2_5"><text:a xlink:type="simple" xlink:href="http://www.cprogramming.com/tutorial/lesson10.html"><text:span text:style-name="T2_6">www</text:span></text:a></text:span><text:span text:style-name="T2_7"><text:a xlink:type="simple" xlink:href="http://www.cprogramming.com/tutorial/lesson10.html"><text:span text:style-name="T2_8">.</text:span></text:a></text:span><text:span text:style-name="T2_9"><text:a xlink:type="simple" xlink:href="http://www.cprogramming.com/tutorial/lesson10.html"><text:span text:style-name="T2_10">cprogramming</text:span></text:a></text:span><text:span text:style-name="T2_11"><text:a xlink:type="simple" xlink:href="http://www.cprogramming.com/tutorial/lesson10.html"><text:span text:style-name="T2_12">.</text:span></text:a></text:span><text:span text:style-name="T2_13"><text:a xlink:type="simple" xlink:href="http://www.cprogramming.com/tutorial/lesson10.html"><text:span text:style-name="T2_14">com</text:span></text:a></text:span><text:span text:style-name="T2_15"><text:a xlink:type="simple" xlink:href="http://www.cprogramming.com/tutorial/lesson10.html"><text:span text:style-name="T2_16">/</text:span></text:a></text:span><text:span text:style-name="T2_17"><text:a xlink:type="simple" xlink:href="http://www.cprogramming.com/tutorial/lesson10.html"><text:span text:style-name="T2_18">tutorial</text:span></text:a></text:span><text:span text:style-name="T2_19"><text:a xlink:type="simple" xlink:href="http://www.cprogramming.com/tutorial/lesson10.html"><text:span text:style-name="T2_20">/</text:span></text:a></text:span><text:span text:style-name="T2_21"><text:a xlink:type="simple" xlink:href="http://www.cprogramming.com/tutorial/lesson10.html"><text:span text:style-name="T2_22">lesson</text:span></text:a></text:span><text:span text:style-name="T2_23"><text:a xlink:type="simple" xlink:href="http://www.cprogramming.com/tutorial/lesson10.html"><text:span text:style-name="T2_24">10.</text:span></text:a></text:span><text:span text:style-name="T2_25"><text:a xlink:type="simple" xlink:href="http://www.cprogramming.com/tutorial/lesson10.html"><text:span text:style-name="T2_26">html</text:span></text:a></text:span></text:p>
      <text:p text:style-name="P3"><text:span text:style-name="T3_1"><text:a xlink:type="simple" xlink:href="http://www.cplusplus.com/doc/tutorial/files/"><text:span text:style-name="T3_2">http</text:span></text:a></text:span><text:span text:style-name="T3_3"><text:a xlink:type="simple" xlink:href="http://www.cplusplus.com/doc/tutorial/files/"><text:span text:style-name="T3_4">://</text:span></text:a></text:span><text:span text:style-name="T3_5"><text:a xlink:type="simple" xlink:href="http://www.cplusplus.com/doc/tutorial/files/"><text:span text:style-name="T3_6">www</text:span></text:a></text:span><text:span text:style-name="T3_7"><text:a xlink:type="simple" xlink:href="http://www.cplusplus.com/doc/tutorial/files/"><text:span text:style-name="T3_8">.</text:span></text:a></text:span><text:span text:style-name="T3_9"><text:a xlink:type="simple" xlink:href="http://www.cplusplus.com/doc/tutorial/files/"><text:span text:style-name="T3_10">cplusplus</text:span></text:a></text:span><text:span text:style-name="T3_11"><text:a xlink:type="simple" xlink:href="http://www.cplusplus.com/doc/tutorial/files/"><text:span text:style-name="T3_12">.</text:span></text:a></text:span><text:span text:style-name="T3_13"><text:a xlink:type="simple" xlink:href="http://www.cplusplus.com/doc/tutorial/files/"><text:span text:style-name="T3_14">com</text:span></text:a></text:span><text:span text:style-name="T3_15"><text:a xlink:type="simple" xlink:href="http://www.cplusplus.com/doc/tutorial/files/"><text:span text:style-name="T3_16">/</text:span></text:a></text:span><text:span text:style-name="T3_17"><text:a xlink:type="simple" xlink:href="http://www.cplusplus.com/doc/tutorial/files/"><text:span text:style-name="T3_18">doc</text:span></text:a></text:span><text:span text:style-name="T3_19"><text:a xlink:type="simple" xlink:href="http://www.cplusplus.com/doc/tutorial/files/"><text:span text:style-name="T3_20">/</text:span></text:a></text:span><text:span text:style-name="T3_21"><text:a xlink:type="simple" xlink:href="http://www.cplusplus.com/doc/tutorial/files/"><text:span text:style-name="T3_22">tutorial</text:span></text:a></text:span><text:span text:style-name="T3_23"><text:a xlink:type="simple" xlink:href="http://www.cplusplus.com/doc/tutorial/files/"><text:span text:style-name="T3_24">/</text:span></text:a></text:span><text:span text:style-name="T3_25"><text:a xlink:type="simple" xlink:href="http://www.cplusplus.com/doc/tutorial/files/"><text:span text:style-name="T3_26">files</text:span></text:a></text:span><text:span text:style-name="T3_27"><text:a xlink:type="simple" xlink:href="http://www.cplusplus.com/doc/tutorial/files/"><text:span text:style-name="T3_28">/</text:span></text:a></text:span></text:p>
      <text:p text:style-name="P4"><text:span text:style-name="T4_1"><text:a xlink:type="simple" xlink:href="http://www.tutorialspoint.com/cplusplus/cpp_files_streams.htm"><text:span text:style-name="T4_2">http</text:span></text:a></text:span><text:span text:style-name="T4_3"><text:a xlink:type="simple" xlink:href="http://www.tutorialspoint.com/cplusplus/cpp_files_streams.htm"><text:span text:style-name="T4_4">://</text:span></text:a></text:span><text:span text:style-name="T4_5"><text:a xlink:type="simple" xlink:href="http://www.tutorialspoint.com/cplusplus/cpp_files_streams.htm"><text:span text:style-name="T4_6">www</text:span></text:a></text:span><text:span text:style-name="T4_7"><text:a xlink:type="simple" xlink:href="http://www.tutorialspoint.com/cplusplus/cpp_files_streams.htm"><text:span text:style-name="T4_8">.</text:span></text:a></text:span><text:span text:style-name="T4_9"><text:a xlink:type="simple" xlink:href="http://www.tutorialspoint.com/cplusplus/cpp_files_streams.htm"><text:span text:style-name="T4_10">tutorialspoint</text:span></text:a></text:span><text:span text:style-name="T4_11"><text:a xlink:type="simple" xlink:href="http://www.tutorialspoint.com/cplusplus/cpp_files_streams.htm"><text:span text:style-name="T4_12">.</text:span></text:a></text:span><text:span text:style-name="T4_13"><text:a xlink:type="simple" xlink:href="http://www.tutorialspoint.com/cplusplus/cpp_files_streams.htm"><text:span text:style-name="T4_14">com</text:span></text:a></text:span><text:span text:style-name="T4_15"><text:a xlink:type="simple" xlink:href="http://www.tutorialspoint.com/cplusplus/cpp_files_streams.htm"><text:span text:style-name="T4_16">/</text:span></text:a></text:span><text:span text:style-name="T4_17"><text:a xlink:type="simple" xlink:href="http://www.tutorialspoint.com/cplusplus/cpp_files_streams.htm"><text:span text:style-name="T4_18">cplusplus</text:span></text:a></text:span><text:span text:style-name="T4_19"><text:a xlink:type="simple" xlink:href="http://www.tutorialspoint.com/cplusplus/cpp_files_streams.htm"><text:span text:style-name="T4_20">/</text:span></text:a></text:span><text:span text:style-name="T4_21"><text:a xlink:type="simple" xlink:href="http://www.tutorialspoint.com/cplusplus/cpp_files_streams.htm"><text:span text:style-name="T4_22">cpp</text:span></text:a></text:span><text:span text:style-name="T4_23"><text:a xlink:type="simple" xlink:href="http://www.tutorialspoint.com/cplusplus/cpp_files_streams.htm"><text:span text:style-name="T4_24">_</text:span></text:a></text:span><text:span text:style-name="T4_25"><text:a xlink:type="simple" xlink:href="http://www.tutorialspoint.com/cplusplus/cpp_files_streams.htm"><text:span text:style-name="T4_26">files</text:span></text:a></text:span><text:span text:style-name="T4_27"><text:a xlink:type="simple" xlink:href="http://www.tutorialspoint.com/cplusplus/cpp_files_streams.htm"><text:span text:style-name="T4_28">_</text:span></text:a></text:span><text:span text:style-name="T4_29"><text:a xlink:type="simple" xlink:href="http://www.tutorialspoint.com/cplusplus/cpp_files_streams.htm"><text:span text:style-name="T4_30">streams</text:span></text:a></text:span><text:span text:style-name="T4_31"><text:a xlink:type="simple" xlink:href="http://www.tutorialspoint.com/cplusplus/cpp_files_streams.htm"><text:span text:style-name="T4_32">.</text:span></text:a></text:span><text:span text:style-name="T4_33"><text:a xlink:type="simple" xlink:href="http://www.tutorialspoint.com/cplusplus/cpp_files_streams.htm"><text:span text:style-name="T4_34">htm</text:span></text:a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